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BetaNamn</text:p>
      <text:p text:style-name="P2">Introduktion</text:p>
      <text:p text:style-name="Standard">"Den Glada Piraten" är en båtklubb. <text:line-break/><text:line-break/>Det behövs bättre medlemmshantering, ett lättare sätt för klubbmedlemmarna att hålla koll på viktiga datum. Ett bättre betalningssystem så att man inte missar betalningar, ett lättare sätt att hitta lämpliga båtplatser beroende på storlek av båten och avståndet till botten. </text:p>
      <text:p text:style-name="Standard"/>
      <text:p text:style-name="Standard">Just nu sköts allting manuellt och det finns inget som helst påbörjat arbete som måste följas. </text:p>
      <text:p text:style-name="Standard"><text:line-break/><text:span text:style-name="T2">Användargrupper</text:span></text:p>
      <text:p text:style-name="Standard"/>
      <text:p text:style-name="P2">Intressenter</text:p>
      <text:p text:style-name="Standard"/>
      <text:p text:style-name="Standard"><text:span text:style-name="T2">Liknande</text:span> <text:span text:style-name="T2">System</text:span></text:p>
      <text:p text:style-name="Standard"/>
      <text:p text:style-name="P2">Baskrav</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3M19S</meta:editing-duration>
    <meta:editing-cycles>11</meta:editing-cycles>
    <meta:generator>OpenOffice.org/3.4.1$Win32 OpenOffice.org_project/341m1$Build-9593</meta:generator>
    <dc:date>2013-12-02T18:27:00.13</dc:date>
    <meta:document-statistic meta:table-count="0" meta:image-count="0" meta:object-count="0" meta:page-count="1" meta:paragraph-count="8" meta:word-count="70" meta:character-count="485"/>
    <meta:user-defined meta:name="Info 1"/>
    <meta:user-defined meta:name="Info 2"/>
    <meta:user-defined meta:name="Info 3"/>
    <meta:user-defined meta:name="Info 4"/>
  </office:meta>
</office:document-meta>
</file>